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E0000006EEE753D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/>
    </style:style>
    <style:style style:name="P2" style:family="paragraph" style:parent-style-name="Text_20_body" style:master-page-name="">
      <loext:graphic-properties draw:fill-gradient-name="gradient" draw:fill-hatch-name="hatch"/>
      <style:paragraph-properties fo:margin-left="0cm" fo:margin-right="-0.6cm" fo:margin-top="0cm" fo:margin-bottom="0.18cm" style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6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7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P8" style:family="paragraph" style:parent-style-name="Text_20_body">
      <loext:graphic-properties draw:fill-gradient-name="gradient" draw:fill-hatch-name="hatch"/>
      <style:paragraph-properties fo:margin-left="3.799cm" fo:margin-right="-0.212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9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64f0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Times New Roman', serif" fo:font-size="12pt" fo:font-weight="normal" style:font-weight-asian="normal" style:font-weight-complex="normal"/>
    </style:style>
    <style:style style:name="T4" style:family="text">
      <style:text-properties fo:font-weight="normal" officeooo:rsid="0020377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officeooo:rsid="002122b2" style:font-weight-asian="bold" style:font-weight-complex="bold"/>
    </style:style>
    <style:style style:name="T7" style:family="text">
      <style:text-properties fo:font-weight="bold" officeooo:rsid="00693001" style:font-weight-asian="bold" style:font-weight-complex="bold"/>
    </style:style>
    <style:style style:name="T8" style:family="text">
      <style:text-properties officeooo:rsid="002122b2"/>
    </style:style>
    <style:style style:name="T9" style:family="text">
      <style:text-properties officeooo:rsid="00167aa8"/>
    </style:style>
    <style:style style:name="T10" style:family="text">
      <style:text-properties officeooo:rsid="00205435"/>
    </style:style>
    <style:style style:name="T11" style:family="text">
      <style:text-properties officeooo:rsid="006ac17d"/>
    </style:style>
    <style:style style:name="T12" style:family="text">
      <style:text-properties officeooo:rsid="000773a3"/>
    </style:style>
    <style:style style:name="T13" style:family="text">
      <style:text-properties officeooo:rsid="0066779b"/>
    </style:style>
    <style:style style:name="T14" style:family="text">
      <style:text-properties officeooo:rsid="0010c07c"/>
    </style:style>
    <style:style style:name="T15" style:family="text">
      <style:text-properties officeooo:rsid="00290314"/>
    </style:style>
    <style:style style:name="T16" style:family="text">
      <style:text-properties officeooo:rsid="00663283"/>
    </style:style>
    <style:style style:name="T17" style:family="text">
      <style:text-properties officeooo:rsid="002a2fad"/>
    </style:style>
    <style:style style:name="T18" style:family="text">
      <style:text-properties officeooo:rsid="000e8e9d"/>
    </style:style>
    <style:style style:name="T19" style:family="text">
      <style:text-properties officeooo:rsid="000f9681"/>
    </style:style>
    <style:style style:name="T20" style:family="text">
      <style:text-properties officeooo:rsid="00115952"/>
    </style:style>
    <style:style style:name="T21" style:family="text">
      <style:text-properties officeooo:rsid="0017e2f7"/>
    </style:style>
    <style:style style:name="T22" style:family="text">
      <style:text-properties officeooo:rsid="000dd52f"/>
    </style:style>
    <style:style style:name="T23" style:family="text">
      <style:text-properties officeooo:rsid="0064a302"/>
    </style:style>
    <style:style style:name="T24" style:family="text">
      <style:text-properties officeooo:rsid="000e67c4"/>
    </style:style>
    <style:style style:name="T25" style:family="text">
      <style:text-properties fo:font-style="normal" officeooo:rsid="000773a3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32f31b"/>
    </style:style>
    <style:style style:name="T28" style:family="text">
      <style:text-properties officeooo:rsid="001c643c"/>
    </style:style>
    <style:style style:name="T29" style:family="text">
      <style:text-properties officeooo:rsid="001ccb36"/>
    </style:style>
    <style:style style:name="T30" style:family="text">
      <style:text-properties officeooo:rsid="001d9ce8"/>
    </style:style>
    <style:style style:name="T31" style:family="text">
      <style:text-properties officeooo:rsid="00304761"/>
    </style:style>
    <style:style style:name="T32" style:family="text">
      <style:text-properties fo:font-weight="bold" officeooo:rsid="0010c07c" style:font-weight-asian="bold" style:font-weight-complex="bold"/>
    </style:style>
    <style:style style:name="T33" style:family="text">
      <style:text-properties fo:font-weight="normal" officeooo:rsid="0010c07c" style:font-weight-asian="normal" style:font-weight-complex="normal"/>
    </style:style>
    <style:style style:name="T34" style:family="text">
      <style:text-properties fo:font-weight="normal" officeooo:rsid="00167aa8" style:font-weight-asian="normal" style:font-weight-complex="normal"/>
    </style:style>
    <style:style style:name="T35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7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1" style:family="text">
      <style:text-properties officeooo:rsid="0012912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Re:<text:tab/><text:span text:style-name="T1">My</text:span> <text:span text:style-name="T1">Co</text:span>ntent <text:span text:style-name="T1">Re</text:span>pository ['maɪkɔːr]</text:p>
      <text:p text:style-name="P2">License:<text:tab/><text:span text:style-name="T1">Open Source Software</text:span><text:span text:style-name="T2">, </text:span><text:span text:style-name="T3">licensed</text:span><text:span text:style-name="T2"> under </text:span><text:span text:style-name="T4">the </text:span><text:span text:style-name="T5">GNU General Public License</text:span> (GPL) </text:p>
      <text:p text:style-name="P1">Developers:<text:tab/><text:span text:style-name="T6">The </text:span><text:span text:style-name="T1">MyCoRe Community</text:span></text:p>
      <text:p text:style-name="P1">Website: <text:tab/><text:span text:style-name="T1">http</text:span><text:span text:style-name="T7">s</text:span><text:span text:style-name="T1">://www.mycore.org</text:span></text:p>
      <text:p text:style-name="P1">Type:<text:tab/>Web application for <text:span text:style-name="T8">d</text:span>igital <text:span text:style-name="T8">l</text:span>ibraries, <text:span text:style-name="T8">c</text:span>ontent <text:span text:style-name="T8">m</text:span>anagement, <text:line-break/><text:tab/><text:span text:style-name="T8">d</text:span>ocument <text:span text:style-name="T8">m</text:span>anagement, <text:span text:style-name="T8">d</text:span>ocument server, <text:span text:style-name="T8">p</text:span>ublication server, <text:line-break/><text:tab/><text:span text:style-name="T9">digital a</text:span>rchiv<text:span text:style-name="T8">ing solution</text:span>, <text:span text:style-name="T8">i</text:span>nstitutional <text:span text:style-name="T8">r</text:span>epositories</text:p>
      <text:p text:style-name="P1">Language:<text:tab/>Language of MyCoRe application is <text:span text:style-name="T8">configurable</text:span>, documentation is German</text:p>
      <text:p text:style-name="P3">LTS Release:<text:tab/>20<text:span text:style-name="T10">2</text:span><text:span text:style-name="T11">4</text:span><text:span text:style-name="T10">.06 </text:span>(<text:span text:style-name="T5">long term release</text:span>)</text:p>
      <text:p text:style-name="P4">Version:<text:tab/><text:span text:style-name="T12">202</text:span><text:span text:style-name="T11">4</text:span><text:span text:style-name="T12">.</text:span><text:span text:style-name="T13">11</text:span></text:p>
      <text:p text:style-name="P5">Operating system:<text:tab/>Linux, Mac OS X, Unix, Windows</text:p>
      <text:p text:style-name="P6">System requirements:<text:tab/>Web <text:span text:style-name="T8">a</text:span>pplication <text:span text:style-name="T8">s</text:span>erver: <text:line-break/>Apache Tomcat, Jetty or <text:span text:style-name="T14">comparable web server, </text:span>Version 3.1<text:line-break/>Database: <text:span text:style-name="T14">PostgreSQL, </text:span>MySQL, Oracle, IBM DB2 <text:s/>or other relational database management system, <text:span text:style-name="T15">that works with hibernate</text:span><text:line-break/>Java <text:span text:style-name="T12">1</text:span><text:span text:style-name="T16">7</text:span> <text:span text:style-name="T16">(OpenJDK)</text:span> <text:span text:style-name="T17">and for development: Maven and Git</text:span><text:line-break/><text:span text:style-name="T18">Solr-Server</text:span></text:p>
      <text:p text:style-name="P7">Download:<text:tab/>https://www.mycore.de/site/download/<text:span text:style-name="T19"> and https://github.com/MyCoRe-Org<text:line-break/>https://www.mycore.de/documentation/apps/mir/mir_install/</text:span></text:p>
      <text:p text:style-name="P8">Functionality:<text:tab/><text:span text:style-name="T20">The </text:span>MyCoRe <text:span text:style-name="T20">framework</text:span> provides functionality of <text:span text:style-name="T21">information repositories </text:span>and publication servers. Own web applications can be developed with MyCoRe by configurations and adjustments in XML, XSL <text:span text:style-name="T22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<text:span text:style-name="T23">­</text:span>ments, audio/video files, images, entire file directories.<text:span text:style-name="T24"> An integrated viewing tool is provided for displaying images or high-resolution illustrations. </text:span>Standards are supported for metadata (like <text:span text:style-name="T25">MODS</text:span>) and for classifications (e.g. <text:span text:style-name="T5">Dewey Decimal Classification</text:span><text:span text:style-name="T26"> DDC</text:span>). Metadata models are adaptable and ex<text:span text:style-name="T27">­</text:span>pandable. Persistent identifiers (URN, <text:span text:style-name="T28">DOI</text:span>) assure permanent access to the data. Interfaces to other systems are supported such as the <text:span text:style-name="T5">Open Archives Initiative Protocol for Metadata Harvesting</text:span> (OAI-PMH), the <text:span text:style-name="T5">Simple Web-service Offering Repository Deposit</text:span> (SWORD), <text:span text:style-name="T28">REST</text:span> or search engine robots. Access to MyCoRe applications can be controlled by user and rights management <text:span text:style-name="T29">with LDAP or shibboleth. </text:span><text:span text:style-name="T5">Access Control Lists</text:span> (ACL)<text:span text:style-name="T29"> </text:span>specif<text:span text:style-name="T29">y </text:span>what operations are allowed to be performed on <text:span text:style-name="T30">metadata or </text:span>objects.</text:p>
      <text:p text:style-name="P9"><text:span text:style-name="T31">A</text:span>pplication:<text:tab/><text:span text:style-name="T32">MIR</text:span><text:span text:style-name="T33">, </text:span><text:span text:style-name="T34">the </text:span><text:span text:style-name="T35">M</text:span><text:span text:style-name="T36">ODS</text:span><text:span text:style-name="T35"> Institutional Repository </text:span><text:span text:style-name="T37">is based on the</text:span><text:span text:style-name="T38"> MyCoRe </text:span><text:span text:style-name="T37">f</text:span><text:span text:style-name="T38">rame</text:span><text:span text:style-name="T37">­</text:span><text:span text:style-name="T38">work. </text:span><text:span text:style-name="T37">This out-of-the-box software solution is ready for installation and use. </text:span><text:span text:style-name="T39">Test the demo </text:span><text:span text:style-name="T37">version</text:span><text:span text:style-name="T40">:</text:span><text:span text:style-name="T35"> </text:span><text:span text:style-name="T41">https://mycore.org/mir<text:line-break/>For more sample applications, see https://www.mycore.de/site/applications/list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language="de" fo:country="DE" officeooo:paragraph-rsid="0064a302"/>
    </style:style>
    <style:style style:name="MP2" style:family="paragraph" style:parent-style-name="Heading_20_1">
      <style:paragraph-properties fo:line-height="110%"/>
      <style:text-properties fo:font-size="16pt" fo:language="en" fo:country="GB" officeooo:paragraph-rsid="0064a302" style:font-size-asian="16pt" style:font-size-complex="16pt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15516e" loext:opacity="100%" fo:font-family="'Source Code Pro Black'" style:font-style-name="Regular" style:font-family-generic="modern" style:font-pitch="fixed" fo:font-size="20pt" fo:font-weight="bold" style:font-size-asian="20pt" style:font-size-complex="20pt"/>
    </style:style>
    <style:style style:name="MT2" style:family="text">
      <style:text-properties fo:color="#4c4c4c" loext:opacity="100%"/>
    </style:style>
    <style:style style:name="MT3" style:family="text">
      <style:text-properties fo:color="#4c4c4c" loext:opacity="100%" fo:font-family="'Times New Roman'" style:font-family-generic="roman"/>
    </style:style>
    <style:style style:name="MT4" style:family="text">
      <style:text-properties fo:color="#4c4c4c" loext:opacity="100%" fo:font-family="'Times New Roman'" style:font-family-generic="roman" officeooo:rsid="002be605"/>
    </style:style>
    <style:style style:name="MT5" style:family="text">
      <style:text-properties fo:color="#4c4c4c" loext:opacity="100%" officeooo:rsid="005bcfe5"/>
    </style:style>
    <style:style style:name="MT6" style:family="text">
      <style:text-properties fo:color="#4c4c4c" loext:opacity="100%" officeooo:rsid="006ac17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&lt;MyC</text:span><text:span text:style-name="MT1"><draw:frame draw:style-name="Mfr1" draw:name="Bild1" text:anchor-type="as-char" svg:y="-0.399cm" svg:width="0.439cm" svg:height="0.439cm" draw:z-index="0"><draw:image xlink:href="Pictures/100000000000006E0000006EEE753DEA.png" xlink:type="simple" xlink:show="embed" xlink:actuate="onLoad" draw:mime-type="image/png"/></draw:frame></text:span><text:span text:style-name="MT1">Re/&gt;</text:span></text:p>
        <text:h text:style-name="MP2" text:outline-level="1">MyCoRe data sheet </text:h>
      </style:header>
      <style:footer>
        <text:p text:style-name="MP3"><text:tab/><text:span text:style-name="MT2">MyCoRe data sheet </text:span><text:span text:style-name="MT3">©</text:span><text:span text:style-name="MT2"> MyCoRe </text:span><text:span text:style-name="MT4">®</text:span><text:span text:style-name="MT2">, </text:span><text:span text:style-name="MT5">202</text:span><text:span text:style-name="MT6">5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title>MyCoRe data sheet</dc:title>
    <dc:subject>Technical data and functionality of the MyCoRe Repository Software</dc:subject>
    <meta:keyword>MyCoRe; www.mycore.de; www.mycore.org; Open-Source-Software; Institutional Repository; digital library software</meta:keywor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page-count="1" meta:table-count="0" meta:image-count="1" meta:object-count="0" meta:paragraph-count="16" meta:word-count="362" meta:character-count="2794"/>
  </office:meta>
</office:document-meta>
</file>